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d1ef1" officeooo:paragraph-rsid="000d1ef1" style:language-asian="zxx" style:country-asian="none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fo:language="zxx" fo:country="none" officeooo:rsid="000d1ef1" officeooo:paragraph-rsid="000d1ef1" style:language-asian="zxx" style:country-asian="none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fo:language="zxx" fo:country="none" officeooo:rsid="000e70fe" officeooo:paragraph-rsid="000e70fe" style:language-asian="zxx" style:country-asian="none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fo:language="zxx" fo:country="none" officeooo:rsid="000e70fe" officeooo:paragraph-rsid="000ea2f7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ea2f7" officeooo:paragraph-rsid="000ea2f7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fo:font-weight="bold" officeooo:rsid="000d1ef1" officeooo:paragraph-rsid="000d1ef1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zxx" fo:country="none" fo:font-weight="bold" officeooo:rsid="000d1ef1" officeooo:paragraph-rsid="000d1ef1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zxx" fo:country="none" fo:font-weight="bold" officeooo:rsid="000e70fe" officeooo:paragraph-rsid="000e70fe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fo:language="zxx" fo:country="none" fo:font-weight="bold" officeooo:rsid="000ea2f7" officeooo:paragraph-rsid="000ea2f7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officeooo:rsid="000e70fe"/>
    </style:style>
    <style:style style:name="T2" style:family="text">
      <style:text-properties officeooo:rsid="000ea2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latório Atividade 1</text:p>
      <text:p text:style-name="P9"/>
      <text:p text:style-name="P9">Integrante: <text:tab/>Klaus de Freitas Dornsbach</text:p>
      <text:p text:style-name="P9">Matrícula: <text:tab/>18100536</text:p>
      <text:p text:style-name="P5"/>
      <text:p text:style-name="P6"/>
      <text:p text:style-name="P6">1 <text:tab/> Representação</text:p>
      <text:p text:style-name="P1"/>
      <text:p text:style-name="P2"><text:tab/>Foi utilizada a linguagem de programação Python devido a facilidade de implementação. Como estrutura de dados para armazenar o grafo foi utilizado uma lista de adjacência de hash maps, para minimizar o uso de memória e garantir O(1) para buscar a existência de um arco. Foi armazenada a quantidade de vertices numa variavel n_vertices, assim como a quantidade de arestas, o grau do vertice foi armazenado na própria estrutura "Node", assim como o rótulo. Vizinhos é o retorno das chaves do hash map dos nodos, peso é o valor da chave.</text:p>
      <text:p text:style-name="P2"/>
      <text:p text:style-name="P7"/>
      <text:p text:style-name="P7">2<text:tab/> Buscas</text:p>
      <text:p text:style-name="P2"><text:tab/><text:tab/></text:p>
      <text:p text:style-name="P2"><text:tab/>Implementou-se o algoritmo de busca em largura, utilizando a estrutura "deque" do Python como fila. Para imprimir <text:span text:style-name="T1">foi </text:span>criada uma lista <text:span text:style-name="T1">de listas </text:span>com <text:span text:style-name="T1">2 informações: distancia (camada) e que elemento é esse (id, representado pela posição no vértice), então a lista foi ordenada pelo atributo distancia e em seguida imprimida.</text:span></text:p>
      <text:p text:style-name="P7"/>
      <text:p text:style-name="P7"/>
      <text:p text:style-name="P8">3<text:tab/> Ciclo Euleriano</text:p>
      <text:p text:style-name="P3"><text:tab/></text:p>
      <text:p text:style-name="P3"><text:tab/>Neste problema, foi utilizado o algoritmo de Hierholzer, ignorando o peso dos arcos e colocando um valor significativo no seu lugar: se estes arcos foram ou não visitados. A implementação foi feita com base no algoritmo visto em sala, somente adaptando a minha estrutura de dados do grafo.</text:p>
      <text:p text:style-name="P3"/>
      <text:p text:style-name="P8"/>
      <text:p text:style-name="P8">4<text:tab/> Bellman-Ford</text:p>
      <text:p text:style-name="P8"/>
      <text:p text:style-name="P3"><text:tab/>Foram feitas iterações e relaxações através de todos os vértices e todos os arcos do grafo e em seguida foi feito o teste de ciclos negativos. Foi utilizado esse algoritmo pela simplicidade e por possuir tolerância a valores negativos nos pesos dos arcos</text:p>
      <text:p text:style-name="P3"/>
      <text:p text:style-name="P8"/>
      <text:p text:style-name="P8">5<text:tab/> Floyd-Warshall</text:p>
      <text:p text:style-name="P8"/>
      <text:p text:style-name="P4"><text:tab/><text:span text:style-name="T2">Foi feito um "try catch" para tolerar chaves não pertencentes aos hash maps dos vértices, assim simplificando a implementação da operação de popular a matriz inicialment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span text:style-name="T2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1T22:47:23.120640299</meta:creation-date>
    <dc:date>2021-03-11T23:18:23.496506817</dc:date>
    <meta:editing-duration>PT7M19S</meta:editing-duration>
    <meta:editing-cycles>1</meta:editing-cycles>
    <meta:document-statistic meta:table-count="0" meta:image-count="0" meta:object-count="0" meta:page-count="2" meta:paragraph-count="16" meta:word-count="280" meta:character-count="1736" meta:non-whitespace-character-count="1452"/>
    <meta:generator>LibreOffice/7.0.4.2$Linux_X86_64 LibreOffice_project/00$Build-2</meta:generator>
  </office:meta>
</office:document-meta>
</file>